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fo:font-weight="normal" style:font-size-asian="12.25pt" style:font-weight-asian="normal" style:font-size-complex="14pt" style:font-weight-complex="normal"/>
    </style:style>
    <style:style style:name="P3" style:family="paragraph" style:parent-style-name="Standard" style:list-style-name="L1"/>
    <style:style style:name="P4" style:family="paragraph" style:parent-style-name="Standard">
      <style:paragraph-properties fo:margin-left="1.251cm" fo:margin-right="0cm" fo:text-indent="-0.635cm" style:auto-text-indent="false"/>
    </style:style>
    <style:style style:name="P5" style:family="paragraph" style:parent-style-name="Standard" style:list-style-name="L1">
      <style:paragraph-properties fo:margin-left="1.251cm" fo:margin-right="0cm" fo:text-indent="-0.635cm" style:auto-text-indent="false"/>
    </style:style>
    <style:style style:name="P6" style:family="paragraph" style:parent-style-name="Standard" style:list-style-name="L1">
      <style:paragraph-properties fo:margin-left="1.251cm" fo:margin-right="0cm" fo:text-indent="-0.635cm" style:auto-text-indent="false"/>
      <style:text-properties fo:font-weight="bold" style:font-weight-asian="bold" style:font-weight-complex="bold"/>
    </style:style>
    <style:style style:name="P7" style:family="paragraph" style:parent-style-name="Preformatted_20_Text">
      <style:text-properties style:font-name="Times New Roman" fo:font-size="12pt" style:font-size-asian="12pt" style:font-size-complex="12pt"/>
    </style:style>
    <style:style style:name="P8" style:family="paragraph" style:parent-style-name="Preformatted_20_Text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ögliche Fehler, die auftreten können, wenn wir eine JavaEE Webanwendung mit Hibernate und Glassfish entwickeln.</text:p>
      <text:p text:style-name="P1"/>
      <text:list xml:id="list1354275772" text:style-name="L1">
        <text:list-item>
          <text:p text:style-name="P3"><text:span text:style-name="T2">java.lang.NoClassDefFoundError: Could not initialize class org.hibernate.ejb.Ejb3Configuration</text:span><text:line-break/><text:line-break/>Tritt dieser Fehler auf, dann müssen die Hibernate3 JAR Files in die Verzeichnisse:</text:p>
          <text:p text:style-name="P6">- &lt;GLASSFISH_INSTALLDIR&gt;/glassfish/lib </text:p>
          <text:p text:style-name="P6">- &lt;GLASSFISH_INSTALLDIR&gt;/glassfish/domain/domain1/lib</text:p>
          <text:p text:style-name="P5">kopiert werden</text:p>
        </text:list-item>
      </text:list>
      <text:p text:style-name="P4"><text:tab/></text:p>
      <text:p text:style-name="P4"><text:tab/>- weiterhin muss Hibernate3 als UserLibary in den BuildPath unseres Projects aufgenommen werden</text:p>
      <text:p text:style-name="P4"/>
      <text:list xml:id="list1609874012" text:continue-numbering="true" text:style-name="L1">
        <text:list-item>
          <text:p text:style-name="P8">javax.persistence.PersistenceException: org.hibernate.PropertyNotFoundException: Could not find a setter for property ingredients in class de.professional_webworkx.jee6.recipemanagementjpa.model.Recipe</text:p>
        </text:list-item>
      </text:list>
      <text:p text:style-name="P7"/>
      <text:p text:style-name="P7"><text:tab/>- dieser Fehler deutet darauf hin, das wir in der Entity-Klasse Recipe einen Setter für unsere <text:tab/>Zutatenliste vergessen haben, Setter von der IDE generieren lassen und schon ist der Fehler</text:p>
      <text:p text:style-name="P7"><text:tab/>verschwunden</text:p>
      <text:p text:style-name="P7"/>
      <text:list xml:id="list2026571439" text:continue-numbering="true" text:style-name="L1">
        <text:list-item>
          <text:p text:style-name="P8">javax.persistence.PersistenceException: org.hibernate.PersistentObjectException: detached entity passed to persist: de.professional_webworkx.jee6.recipemanagementjpa.model.Recipe</text:p>
        </text:list-item>
      </text:list>
      <text:p text:style-name="Standard"><text:tab/></text:p>
      <text:p text:style-name="Standard"><text:tab/>- hier wurde das Object, das wir persistieren wollen, vom EntityManager entfernt, wir <text:tab/>müssen es mit em.merge(&lt;object&gt;); wieder in den Zuständigkeitsbereich des <text:tab/>EntityManagers aufnehmen, dann ist auch dieser Fehler verschwunden.</text:p>
      <text:p text:style-name="Standard"><text:tab/>- im Codebeispiel ist gezeigt, wie das ganze Problem abgefangen werden kan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" style:font-size-asian="24pt" style:font-weight-asian="bold" style:font-name-complex="Lohit Hindi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Ott</meta:initial-creator>
    <meta:creation-date>2013-05-24T10:20:32</meta:creation-date>
    <dc:date>2013-05-24T10:29:12</dc:date>
    <dc:creator>Patrick Ott</dc:creator>
    <meta:editing-duration>P0D</meta:editing-duration>
    <meta:editing-cycles>1</meta:editing-cycles>
    <meta:document-statistic meta:table-count="0" meta:image-count="0" meta:object-count="0" meta:page-count="1" meta:paragraph-count="14" meta:word-count="150" meta:character-count="1387" meta:non-whitespace-character-count="1240"/>
    <meta:generator>LibreOffice/3.5$Linux_x86 LibreOffice_project/350m1$Build-2</meta:generator>
  </office:meta>
</office:document-meta>
</file>